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text:s/>* @param {string} s</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text:s/>* @param {string} p</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text:s/>* @return {boolean}</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text:s/>*/</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var isMatch = function(s, p) {</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text:s text:c="4"/>p=p.replace(/\*+/g, *);</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text:s text:c="4"/>var n=s.length;</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text:s text:c="4"/>var m=p.length;</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text:s text:c="4"/>var dp=Array(n).fill(null).map(() =&gt; Array(m).fill(null))</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text:s text:c="4"/>var dfs=(i,j)=&gt;{</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text:s text:c="8"/>if(i===n &amp;&amp; j===m)</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text:s text:c="12"/>return true;</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text:s text:c="8"/>if(i===n){</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text:s text:c="12"/>if(p[j]==='*' &amp;&amp; j+1===m) return true;</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text:s text:c="12"/>return false;</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text:s text:c="8"/>}</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text:s text:c="8"/>if(dp[i][j]!=null)</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text:s text:c="12"/>return dp[i][j];</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text:s text:c="8"/></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text:s text:c="8"/>if(s[i]===p[j] || p[j]==='?')</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text:s text:c="12"/>dp[i][j]=dfs(i+1,j+1);</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text:s text:c="8"/>else if(p[j]==='*')</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text:s text:c="12"/>dp[i][j]=(dfs(i,j+1)||dfs(i+1,j));</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text:s text:c="8"/>else<text:s/></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text:s text:c="12"/>dp[i][j]=false;</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text:s text:c="8"/>return dp[i][j];</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text:s text:c="4"/>}</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text:s text:c="4"/>return dfs(0,0);</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office:value-type="string">
            <text:p>Tree</text:p>
          </table:table-cell>
          <table:table-cell office:value-type="string">
            <text:p>medium</text:p>
          </table:table-cell>
          <table:table-cell/>
          <table:table-cell/>
        </table:table-row>
        <table:table-row>
          <table:table-cell office:value-type="string">
            <text:p>331. Verify Preorder Serialization of a Binary Tree</text:p>
          </table:table-cell>
          <table:table-cell office:value-type="string">
            <text:p>Tree</text:p>
          </table:table-cell>
          <table:table-cell office:value-type="string">
            <text:p>medium</text:p>
          </table:table-cell>
          <table:table-cell/>
          <table:table-cell/>
        </table:table-row>
        <table:table-row>
          <table:table-cell office:value-type="string">
            <text:p>173. Binary Search Tree Iterator</text:p>
          </table:table-cell>
          <table:table-cell office:value-type="string">
            <text:p>Tree</text:p>
          </table:table-cell>
          <table:table-cell office:value-type="string">
            <text:p>medium</text:p>
          </table:table-cell>
          <table:table-cell/>
          <table:table-cell/>
        </table:table-row>
        <table:table-row>
          <table:table-cell office:value-type="string">
            <text:p>341. Flatten Nested List Iterator</text:p>
          </table:table-cell>
          <table:table-cell office:value-type="string">
            <text:p>Tree</text:p>
          </table:table-cell>
          <table:table-cell office:value-type="string">
            <text:p>medium</text:p>
          </table:table-cell>
          <table:table-cell/>
          <table:table-cell/>
        </table:table-row>
        <table:table-row>
          <table:table-cell office:value-type="string">
            <text:p>42. Trapping Rain Water</text:p>
          </table:table-cell>
          <table:table-cell office:value-type="string">
            <text:p>Dp</text:p>
          </table:table-cell>
          <table:table-cell office:value-type="string">
            <text:p>hard</text:p>
          </table:table-cell>
          <table:table-cell/>
          <table:table-cell/>
        </table:table-row>
        <table:table-row>
          <table:table-cell office:value-type="string">
            <text:p>84. Largest Rectangle in Histogram</text:p>
          </table:table-cell>
          <table:table-cell office:value-type="string">
            <text:p>MonotonicStack + Dp</text:p>
          </table:table-cell>
          <table:table-cell office:value-type="string">
            <text:p>hard</text:p>
          </table:table-cell>
          <table:table-cell/>
          <table:table-cell/>
        </table:table-row>
        <table:table-row>
          <table:table-cell office:value-type="string">
            <text:p>85. Maximal Rectangle</text:p>
          </table:table-cell>
          <table:table-cell office:value-type="string">
            <text:p>MonotonicStack + Dp</text:p>
          </table:table-cell>
          <table:table-cell office:value-type="string">
            <text:p>hard</text:p>
          </table:table-cell>
          <table:table-cell/>
          <table:table-cell/>
        </table:table-row>
        <table:table-row>
          <table:table-cell office:value-type="string">
            <text:p>10. Regular Expression Matching</text:p>
          </table:table-cell>
          <table:table-cell office:value-type="string">
            <text:p>Dp</text:p>
          </table:table-cell>
          <table:table-cell office:value-type="string">
            <text:p>hard</text:p>
          </table:table-cell>
          <table:table-cell/>
          <table:table-cell/>
        </table:table-row>
        <table:table-row>
          <table:table-cell office:value-type="string">
            <text:p>44. Wildcard Matching</text:p>
          </table:table-cell>
          <table:table-cell office:value-type="string">
            <text:p>Dp</text:p>
          </table:table-cell>
          <table:table-cell office:value-type="string">
            <text:p>hard</text:p>
          </table:table-cell>
          <table:table-cell/>
          <table:table-cell/>
        </table:table-row>
        <table:table-row>
          <table:table-cell office:value-type="string">
            <text:p>87. Scramble String</text:p>
          </table:table-cell>
          <table:table-cell office:value-type="string">
            <text:p>Dp - MCM</text:p>
          </table:table-cell>
          <table:table-cell office:value-type="string">
            <text:p>hard</text:p>
          </table:table-cell>
          <table:table-cell/>
          <table:table-cell/>
        </table:table-row>
        <table:table-row>
          <table:table-cell office:value-type="string">
            <text:p>115. Distinct Subsequences</text:p>
          </table:table-cell>
          <table:table-cell office:value-type="string">
            <text:p>Dp</text:p>
          </table:table-cell>
          <table:table-cell office:value-type="string">
            <text:p>hard</text:p>
          </table:table-cell>
          <table:table-cell/>
          <table:table-cell/>
        </table:table-row>
        <table:table-row>
          <table:table-cell office:value-type="string">
            <text:p>132. Palindrome Partitioning II</text:p>
          </table:table-cell>
          <table:table-cell office:value-type="string">
            <text:p>Dp</text:p>
          </table:table-cell>
          <table:table-cell office:value-type="string">
            <text:p>hard</text:p>
          </table:table-cell>
          <table:table-cell/>
          <table:table-cell/>
        </table:table-row>
        <table:table-row>
          <table:table-cell office:value-type="string">
            <text:p>140. Word Break II</text:p>
          </table:table-cell>
          <table:table-cell office:value-type="string">
            <text:p>Dp</text:p>
          </table:table-cell>
          <table:table-cell office:value-type="string">
            <text:p>hard</text:p>
          </table:table-cell>
          <table:table-cell/>
          <table:table-cell/>
        </table:table-row>
        <table:table-row>
          <table:table-cell office:value-type="string">
            <text:p>188. Best Time to Buy and Sell Stock IV</text:p>
          </table:table-cell>
          <table:table-cell office:value-type="string">
            <text:p>Dp</text:p>
          </table:table-cell>
          <table:table-cell office:value-type="string">
            <text:p>hard</text:p>
          </table:table-cell>
          <table:table-cell/>
          <table:table-cell/>
        </table:table-row>
        <table:table-row>
          <table:table-cell office:value-type="string">
            <text:p>174. Dungeon Game</text:p>
          </table:table-cell>
          <table:table-cell office:value-type="string">
            <text:p>Dp</text:p>
          </table:table-cell>
          <table:table-cell office:value-type="string">
            <text:p>hard</text:p>
          </table:table-cell>
          <table:table-cell/>
          <table:table-cell/>
        </table:table-row>
        <table:table-row>
          <table:table-cell office:value-type="string">
            <text:p>152. Maximum Product Subarray</text:p>
          </table:table-cell>
          <table:table-cell office:value-type="string">
            <text:p>Dp</text:p>
          </table:table-cell>
          <table:table-cell office:value-type="string">
            <text:p>medium</text:p>
          </table:table-cell>
          <table:table-cell/>
          <table:table-cell/>
        </table:table-row>
        <table:table-row>
          <table:table-cell office:value-type="string">
            <text:p>279. Perfect Squares</text:p>
          </table:table-cell>
          <table:table-cell office:value-type="string">
            <text:p>Dp,Queue</text:p>
          </table:table-cell>
          <table:table-cell office:value-type="string">
            <text:p>medium</text:p>
          </table:table-cell>
          <table:table-cell/>
          <table:table-cell/>
        </table:table-row>
        <table:table-row>
          <table:table-cell office:value-type="string">
            <text:p>300. Longest Increasing Subsequence</text:p>
          </table:table-cell>
          <table:table-cell office:value-type="string">
            <text:p>DP LIS</text:p>
          </table:table-cell>
          <table:table-cell office:value-type="string">
            <text:p>medium</text:p>
          </table:table-cell>
          <table:table-cell/>
          <table:table-cell/>
        </table:table-row>
        <table:table-row>
          <table:table-cell office:value-type="string">
            <text:p>329. Longest Increasing Path in a Matrix</text:p>
          </table:table-cell>
          <table:table-cell office:value-type="string">
            <text:p>DP GRID</text:p>
          </table:table-cell>
          <table:table-cell office:value-type="string">
            <text:p>hard</text:p>
          </table:table-cell>
          <table:table-cell/>
          <table:table-cell/>
        </table:table-row>
        <table:table-row>
          <table:table-cell office:value-type="string">
            <text:p>354. Russian Doll Envelopes</text:p>
          </table:table-cell>
          <table:table-cell office:value-type="string">
            <text:p>DP LIS</text:p>
          </table:table-cell>
          <table:table-cell office:value-type="string">
            <text:p>hard</text:p>
          </table:table-cell>
          <table:table-cell/>
          <table:table-cell/>
        </table:table-row>
        <table:table-row>
          <table:table-cell office:value-type="string">
            <text:p>377. Combination Sum IV</text:p>
          </table:table-cell>
          <table:table-cell office:value-type="string">
            <text:p>DP Kanpsack</text:p>
          </table:table-cell>
          <table:table-cell office:value-type="string">
            <text:p>medium</text:p>
          </table:table-cell>
          <table:table-cell/>
          <table:table-cell/>
        </table:table-row>
        <table:table-row>
          <table:table-cell office:value-type="string">
            <text:p>397. Integer Replacement</text:p>
          </table:table-cell>
          <table:table-cell office:value-type="string">
            <text:p>DP,(math + bitmanupulation)</text:p>
          </table:table-cell>
          <table:table-cell office:value-type="string">
            <text:p>medium</text:p>
          </table:table-cell>
          <table:table-cell/>
          <table:table-cell/>
        </table:table-row>
        <table:table-row>
          <table:table-cell office:value-type="string">
            <text:p>403. Frog Jump</text:p>
          </table:table-cell>
          <table:table-cell office:value-type="string">
            <text:p>DP</text:p>
          </table:table-cell>
          <table:table-cell office:value-type="string">
            <text:p>hard</text:p>
          </table:table-cell>
          <table:table-cell/>
          <table:table-cell/>
        </table:table-row>
        <table:table-row>
          <table:table-cell office:value-type="string">
            <text:p>413. Arithmetic Slices</text:p>
          </table:table-cell>
          <table:table-cell office:value-type="string">
            <text:p>DP, math, lcs<text:s/></text:p>
          </table:table-cell>
          <table:table-cell office:value-type="string">
            <text:p>medium</text:p>
          </table:table-cell>
          <table:table-cell/>
          <table:table-cell/>
        </table:table-row>
        <table:table-row>
          <table:table-cell office:value-type="string">
            <text:p>435. Non-overlapping Intervals</text:p>
          </table:table-cell>
          <table:table-cell office:value-type="string">
            <text:p>DP, Greedy + sorting</text:p>
          </table:table-cell>
          <table:table-cell office:value-type="string">
            <text:p>medium</text:p>
          </table:table-cell>
          <table:table-cell/>
          <table:table-cell/>
        </table:table-row>
        <table:table-row>
          <table:table-cell office:value-type="string">
            <text:p>467. Unique Substrings in Wraparound String</text:p>
          </table:table-cell>
          <table:table-cell office:value-type="string">
            <text:p>string, DP</text:p>
          </table:table-cell>
          <table:table-cell office:value-type="string">
            <text:p>medium</text:p>
          </table:table-cell>
          <table:table-cell/>
          <table:table-cell/>
        </table:table-row>
        <table:table-row>
          <table:table-cell office:value-type="string">
            <text:p>473. Matchsticks to Square</text:p>
          </table:table-cell>
          <table:table-cell office:value-type="string">
            <text:p>Backtracing, dp</text:p>
          </table:table-cell>
          <table:table-cell office:value-type="string">
            <text:p>medium</text:p>
          </table:table-cell>
          <table:table-cell/>
          <table:table-cell/>
        </table:table-row>
        <table:table-row>
          <table:table-cell office:value-type="string">
            <text:p>486. Predict the Winner</text:p>
          </table:table-cell>
          <table:table-cell office:value-type="string">
            <text:p>dp, gametheory</text:p>
          </table:table-cell>
          <table:table-cell office:value-type="string">
            <text:p>medium</text:p>
          </table:table-cell>
          <table:table-cell/>
          <table:table-cell/>
        </table:table-row>
        <table:table-row>
          <table:table-cell office:value-type="string">
            <text:p>516. Longest Palindromic Subsequence</text:p>
          </table:table-cell>
          <table:table-cell office:value-type="string">
            <text:p>dp, lps</text:p>
          </table:table-cell>
          <table:table-cell office:value-type="string">
            <text:p>medium</text:p>
          </table:table-cell>
          <table:table-cell/>
          <table:table-cell/>
        </table:table-row>
        <table:table-row>
          <table:table-cell office:value-type="string">
            <text:p>546. Remove Boxes</text:p>
          </table:table-cell>
          <table:table-cell office:value-type="string">
            <text:p>Dp - MCM</text:p>
          </table:table-cell>
          <table:table-cell office:value-type="string">
            <text:p>hard</text:p>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